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8424"/>
    </style:style>
    <style:style style:name="P2" style:family="paragraph" style:parent-style-name="Standard">
      <style:text-properties officeooo:paragraph-rsid="000ad9d7"/>
    </style:style>
    <style:style style:name="P3" style:family="paragraph" style:parent-style-name="Standard">
      <style:text-properties officeooo:rsid="000ad9d7" officeooo:paragraph-rsid="000ad9d7"/>
    </style:style>
    <style:style style:name="P4" style:family="paragraph" style:parent-style-name="Standard">
      <style:text-properties officeooo:rsid="000ad9d7" officeooo:paragraph-rsid="000bb263"/>
    </style:style>
    <style:style style:name="P5" style:family="paragraph" style:parent-style-name="Standard">
      <style:text-properties officeooo:paragraph-rsid="000bb263"/>
    </style:style>
    <style:style style:name="P6" style:family="paragraph" style:parent-style-name="Standard">
      <style:text-properties officeooo:rsid="000bb263" officeooo:paragraph-rsid="000bb263"/>
    </style:style>
    <style:style style:name="T1" style:family="text">
      <style:text-properties officeooo:rsid="00088424"/>
    </style:style>
    <style:style style:name="T2" style:family="text">
      <style:text-properties officeooo:rsid="000ad9d7"/>
    </style:style>
    <style:style style:name="T3" style:family="text">
      <style:text-properties officeooo:rsid="00051fb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1: Lógica</text:p>
      <text:p text:style-name="P1"><draw:frame draw:style-name="fr1" draw:name="Objeto1" text:anchor-type="paragraph" svg:width="9.825cm" svg:height="2.7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Questão <text:span text:style-name="T2">2 a) </text:span><text:s/><text:span text:style-name="T2">Full-stack</text:span></text:p>
      <text:p text:style-name="P2"><text:span text:style-name="T2">1) </text:span><text:a xlink:type="simple" xlink:href="https://github.com/Pakato14/Teste-Avaliativo-Programador-Junior" text:style-name="Internet_20_link" text:visited-style-name="Visited_20_Internet_20_Link">https://github.com/Pakato14/Teste-Avaliativo-Programador-Junior</text:a></text:p>
      <text:p text:style-name="P3">2) Opção d</text:p>
      <text:p text:style-name="P1"/>
      <text:p text:style-name="P1"/>
      <text:p text:style-name="P2">Questão <text:span text:style-name="T2">4</text:span>: <text:span text:style-name="T2">SQL - 1</text:span></text:p>
      <text:p text:style-name="P2"/>
      <text:p text:style-name="P2"><text:span text:style-name="T2">a) </text:span></text:p>
      <text:p text:style-name="P2"/>
      <text:p text:style-name="P2">CREATE TABLE Colaborador (</text:p>
      <text:p text:style-name="P1"><text:s text:c="2"/>id INT NOT NULL AUTO_INCREMENT,</text:p>
      <text:p text:style-name="P1"><text:s text:c="2"/>nome VARCHAR(100) NOT NULL,</text:p>
      <text:p text:style-name="P1"><text:s text:c="2"/>quantidadeDependentes INT NULL,</text:p>
      <text:p text:style-name="P1"><text:s text:c="2"/>salario DECIMAL NULL,</text:p>
      <text:p text:style-name="P1"><text:s text:c="2"/>departamento_id INT NULL,</text:p>
      <text:p text:style-name="P1"><text:s text:c="2"/>PRIMARY KEY (id),</text:p>
      <text:p text:style-name="P1"><text:s text:c="2"/>CONSTRAINT dep_col, <text:span text:style-name="T1">pro_col</text:span></text:p>
      <text:p text:style-name="P1"><text:s text:c="4"/>FOREIGN KEY (id, <text:span text:style-name="T1">id_projeto</text:span>)</text:p>
      <text:p text:style-name="P1"><text:s text:c="4"/>REFERENCES Departamento (id), <text:span text:style-name="T1">Projeto(id_projeto)</text:span></text:p>
      <text:p text:style-name="P1"><text:s text:c="4"/>ON DELETE NO ACTION</text:p>
      <text:p text:style-name="P1"><text:s text:c="4"/>ON UPDATE NO ACTION)</text:p>
      <text:p text:style-name="P1">ENGINE = InnoDB</text:p>
      <text:p text:style-name="P1">DEFAULT CHARACTER SET = utf8;</text:p>
      <text:p text:style-name="P1"/>
      <text:p text:style-name="P2"><text:span text:style-name="T2">b) </text:span>INSERT INTO Departamento (id, descricao) VALUES (15, Desenvolvimento e Pesquisa);</text:p>
      <text:p text:style-name="P2"/>
      <text:p text:style-name="P3">c) SELECT * FROM Colaborador WHERE departamento_id = 15</text:p>
      <text:p text:style-name="P3"/>
      <text:p text:style-name="P4">d) <text:span text:style-name="T3">SELECT COUNT(nome), AVG(salario) FROM Colaborador;</text:span></text:p>
      <text:p text:style-name="P6"/>
      <text:p text:style-name="P6">e) SELECT Projeto.nome, Colaborador.nome FROM Projeto JOIN Colaborador ON projeto_id = id</text:p>
      <text:p text:style-name="P1"/>
      <text:p text:style-name="P1"/>
      <text:p text:style-name="P5">Questão <text:span text:style-name="T2">4</text:span>: <text:span text:style-name="T2">SQL – 2</text:span></text:p>
      <text:p text:style-name="P5"/>
      <text:p text:style-name="P6">a) Um Departamento para MUITOS Colaboradores</text:p>
      <text:p text:style-name="P6"/>
      <text:p text:style-name="P6">b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54.285937711</meta:creation-date>
    <dc:date>2019-07-08T21:34:09.848335337</dc:date>
    <meta:editing-duration>PT12M25S</meta:editing-duration>
    <meta:editing-cycles>1</meta:editing-cycles>
    <meta:document-statistic meta:table-count="0" meta:image-count="0" meta:object-count="1" meta:page-count="1" meta:paragraph-count="27" meta:word-count="119" meta:character-count="879" meta:non-whitespace-character-count="75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4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2"/>
        <table:table-column table:style-name="co3" table:default-cell-style-name="ce11"/>
        <table:table-row table:style-name="ro1">
          <table:table-cell table:style-name="ce9" office:value-type="string" calcext:value-type="string">
            <text:p>Professor</text:p>
          </table:table-cell>
          <table:table-cell table:style-name="ce9" office:value-type="string" calcext:value-type="string">
            <text:p>Matéria</text:p>
          </table:table-cell>
          <table:table-cell table:style-name="ce9" office:value-type="string" calcext:value-type="string">
            <text:p>Horário</text:p>
          </table:table-cell>
          <table:table-cell table:style-name="ce9" office:value-type="string" calcext:value-type="string">
            <text:p>Sala</text:p>
          </table:table-cell>
        </table:table-row>
        <table:table-row table:style-name="ro2">
          <table:table-cell office:value-type="string" calcext:value-type="string">
            <text:p>Junior</text:p>
          </table:table-cell>
          <table:table-cell office:value-type="string" calcext:value-type="string">
            <text:p>Português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oaquim</text:p>
          </table:table-cell>
          <table:table-cell office:value-type="string" calcext:value-type="string">
            <text:p>Matemática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uis</text:p>
          </table:table-cell>
          <table:table-cell office:value-type="string" calcext:value-type="string">
            <text:p>Geografia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rcelo</text:p>
          </table:table-cell>
          <table:table-cell office:value-type="string" calcext:value-type="string">
            <text:p>História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20:40:49.4822418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